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fjadadfa</text:p>
      <text:p text:style-name="Standard">dffhad</text:p>
      <text:p text:style-name="Standard">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1$Win32 OpenOffice.org_project/4111m1$Build-9808</meta:generator>
    <dc:date>2023-04-01T12:16:53.38</dc:date>
    <meta:document-statistic meta:table-count="0" meta:image-count="0" meta:object-count="0" meta:page-count="1" meta:paragraph-count="3" meta:word-count="3" meta:character-count="17"/>
    <dc:creator>Gummadi Keerthana</dc:creator>
    <meta:user-defined meta:name="Info 1"/>
    <meta:user-defined meta:name="Info 2"/>
    <meta:user-defined meta:name="Info 3"/>
    <meta:user-defined meta:name="Info 4"/>
  </office:meta>
</office:document-meta>
</file>